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fo:margin-top="0in" fo:margin-bottom="0.0236in"/>
    </style:style>
    <style:style style:name="P14" style:family="paragraph" style:parent-style-name="OOoHeading_20_0" style:master-page-name="OOoPageStyle">
      <style:paragraph-properties style:page-number="auto"/>
    </style:style>
    <style:style style:name="P15" style:family="paragraph" style:parent-style-name="OOoList_20_1_20_Start">
      <style:paragraph-properties loext:contextual-spacing="false" fo:margin-top="0in" fo:margin-bottom="0.0236in"/>
    </style:style>
    <style:style style:name="P16" style:family="paragraph" style:parent-style-name="OOoHeading_20_1">
      <style:paragraph-properties loext:contextual-spacing="false" fo:margin-top="0.1575in" fo:margin-bottom="0.1256in"/>
    </style:style>
    <style:style style:name="P17" style:family="paragraph" style:parent-style-name="OOoHeading_20_1">
      <style:paragraph-properties fo:keep-with-next="always"/>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38409240" text:id="ct338409240">
          <text:insertion>
            <office:change-info>
              <dc:creator>f c</dc:creator>
              <dc:date>2021-03-25T11:04:00</dc:date>
            </office:change-info>
          </text:insertion>
        </text:changed-region>
        <text:changed-region xml:id="ct338407784" text:id="ct338407784">
          <text:deletion>
            <office:change-info>
              <dc:creator>f c</dc:creator>
              <dc:date>2021-03-25T11:04: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6" text:outline-level="2">What's in this book?</text:h>
      <text:p text:style-name="P9">This book introduces the main components of Apache OpenOffice:</text:p>
      <text:list xml:id="list2788163954820023661" text:style-name="OOoBullets_20_1">
        <text:list-item>
          <text:p text:style-name="P15">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6"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94565368"/>Help system<text:alphabetical-index-mark-end text:id="IMark94565368"/>.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change-start text:change-id="ct338409240"/><text:a xlink:type="simple" xlink:href="http://www.openoffice.org/support/index.html" text:style-name="Internet_20_link" text:visited-style-name="Visited_20_Internet_20_Link">s</text:a><text:change-end text:change-id="ct338409240"/><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94567480"/>support<text:alphabetical-index-mark-end text:id="IMark94567480"/> from the community through the mailing list at <text:a xlink:type="simple" xlink:href="mailto:users@openoffice.apache.org" text:style-name="Internet_20_link" text:visited-style-name="Visited_20_Internet_20_Link">users@openoffice.apache.org</text:a> and the <text:change text:change-id="ct338407784"/>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7"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11"><text:span text:style-name="OOoMenuPath"><text:span text:style-name="T2">Tools &gt; Options</text:span></text:span><text:span text:style-name="T3"> </text:span>menu selection</text:p>
          </table:table-cell>
          <table:table-cell table:style-name="Table1.A2" office:value-type="string">
            <text:p text:style-name="P10"><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0"><text:span text:style-name="OOoKeystroke">Ctrl (Control)</text:span></text:p>
          </table:table-cell>
          <table:table-cell table:style-name="Table1.A2" office:value-type="string">
            <text:p text:style-name="P11"><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0"><text:span text:style-name="OOoKeystroke">F11</text:span></text:p>
          </table:table-cell>
          <table:table-cell table:style-name="Table1.A2" office:value-type="string">
            <text:p text:style-name="P11"><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25T11:04:47.52</dc:date>
    <dc:creator>f c</dc:creator>
    <meta:editing-duration>PT3H59M26S</meta:editing-duration>
    <meta:editing-cycles>12</meta:editing-cycles>
    <meta:generator>OpenOffice/4.1.9$Win32 OpenOffice.org_project/419m1$Build-9805</meta:generator>
    <meta:document-statistic meta:table-count="1" meta:image-count="1" meta:object-count="0" meta:page-count="3" meta:paragraph-count="55" meta:word-count="772" meta:character-count="4456"/>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